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de de commande</text:p>
          </table:table-cell>
          <table:table-cell office:value-type="string" calcext:value-type="string">
            <text:p>prix sans TVA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délais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STMICROELECTRONICS STM32G431KBT6</text:p>
          </table:table-cell>
          <table:table-cell table:style-name="ce1" office:value-type="float" office:value="3132405" calcext:value-type="float">
            <text:p>3132405</text:p>
          </table:table-cell>
          <table:table-cell office:value-type="string" calcext:value-type="string">
            <text:p>6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semaines ??</text:p>
          </table:table-cell>
          <table:table-cell/>
        </table:table-row>
        <table:table-row table:style-name="ro1">
          <table:table-cell office:value-type="string" calcext:value-type="string">
            <text:p>NEXPERIA 74HC4051D,653</text:p>
          </table:table-cell>
          <table:table-cell table:style-name="ce2" office:value-type="string" calcext:value-type="string">
            <text:p>74HC4051D,653</text:p>
          </table:table-cell>
          <table:table-cell office:value-type="string" calcext:value-type="string">
            <text:p>0.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 semaines</text:p>
          </table:table-cell>
          <table:table-cell/>
        </table:table-row>
        <table:table-row table:style-name="ro1">
          <table:table-cell office:value-type="string" calcext:value-type="string">
            <text:p>Accu LiPo 3,7 Vcc 800 mAh L453350</text:p>
          </table:table-cell>
          <table:table-cell office:value-type="float" office:value="9946" calcext:value-type="float">
            <text:p>9946</text:p>
          </table:table-cell>
          <table:table-cell office:value-type="float" office:value="5.92" calcext:value-type="float">
            <text:p>5,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gotronic.fr/art-accu-lipo-3-7-vcc-800-mah-l453350-31713.htm" xlink:type="simple">https://www.gotronic.fr/art-accu-lipo-3-7-vcc-800-mah-l453350-31713.htm</text:a></text:p>
          </table:table-cell>
        </table:table-row>
        <table:table-row table:style-name="ro1">
          <table:table-cell office:value-type="string" calcext:value-type="string">
            <text:p>ROTARY POTENTIOMETER, 10KOHM, 20%, 30mW</text:p>
          </table:table-cell>
          <table:table-cell office:value-type="float" office:value="1417123" calcext:value-type="float">
            <text:p>1417123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<text:a xlink:href="https://fr.farnell.com/tt-electronics-bi-technologies/p090s-14t20br10k/rotary-potentiometer-10kohm-20/dp/1417123" xlink:type="simple">https://fr.farnell.com/tt-electronics-bi-technologies/p090s-14t20br10k/rotary-potentiometer-10kohm-20/dp/1417123</text:a></text:p>
          </table:table-cell>
        </table:table-row>
        <table:table-row table:style-name="ro1">
          <table:table-cell office:value-type="string" calcext:value-type="string">
            <text:p>Potentiomètre, glissière, course de 60mm, 10 kohm, 250 mW, ±20%, Série PTA, Linéaire</text:p>
          </table:table-cell>
          <table:table-cell office:value-type="float" office:value="1688411" calcext:value-type="float">
            <text:p>168841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jour même</text:p>
          </table:table-cell>
          <table:table-cell office:value-type="string" calcext:value-type="string">
            <text:p><text:a xlink:href="https://fr.farnell.com/bourns/pta6043-2015dpb103/potentiometre-slide-10k-20-0-25w/dp/1688411" xlink:type="simple">https://fr.farnell.com/bourns/pta6043-2015dpb103/potentiometre-slide-10k-20-0-25w/dp/168841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4:13:29.7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4:34:22.672888835</meta:creation-date>
    <dc:date>2024-03-11T14:40:12.085000000</dc:date>
    <meta:editing-duration>PT33M40S</meta:editing-duration>
    <meta:editing-cycles>3</meta:editing-cycles>
    <meta:generator>LibreOffice/7.6.5.2$Windows_X86_64 LibreOffice_project/38d5f62f85355c192ef5f1dd47c5c0c0c6d6598b</meta:generator>
    <meta:document-statistic meta:table-count="1" meta:cell-count="33" meta:object-count="0"/>
  </office:meta>
</office:document-meta>
</file>